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zipDir( String directory , ZipOutputStream zos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Util.countFilesInDirectory( File 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Util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Util.zipDir( String directory , String zi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Util.createUniqueDirectory( File rootDir , String se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Util.buildDirectory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.getDirectoryPath( File parent , String sub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til.moveFile( File src , File target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Util.Fil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Util.unpackArchive( File theFile , File target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Util.unpackArchive( URL url , File targe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Util.archiveContainsEntry( File theFil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Util.deleteFile( File fileToDele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